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 display="block">
  <semantics>
    <mrow>
      <mrow>
        <mi mathvariant="italic">Lat</mi>
        <mo stretchy="false">=</mo>
        <mrow>
          <mfrac>
            <mrow>
              <mn>3</mn>
              <mo stretchy="false">×</mo>
              <mrow>
                <mo fence="true" stretchy="false">(</mo>
                <mrow>
                  <mrow>
                    <msup>
                      <mi>D</mi>
                      <mn>2</mn>
                    </msup>
                    <mo stretchy="false">+</mo>
                    <msup>
                      <mi>E</mi>
                      <mn>2</mn>
                    </msup>
                    <mo stretchy="false">+</mo>
                    <msup>
                      <mi>F</mi>
                      <mn>2</mn>
                    </msup>
                  </mrow>
                </mrow>
                <mo fence="true" stretchy="false">)</mo>
              </mrow>
            </mrow>
            <mi>B</mi>
          </mfrac>
          <mo stretchy="false">−</mo>
          <mfrac>
            <mrow>
              <mo fence="true" stretchy="false">(</mo>
              <mrow>
                <mrow>
                  <msup>
                    <mi>A</mi>
                    <mn>2</mn>
                  </msup>
                  <mo stretchy="false">+</mo>
                  <msup>
                    <mi>C</mi>
                    <mn>2</mn>
                  </msup>
                  <mo stretchy="false">+</mo>
                  <mi>D</mi>
                  <mo stretchy="false">+</mo>
                  <mi>H</mi>
                  <mo stretchy="false">+</mo>
                  <mi>I</mi>
                </mrow>
              </mrow>
              <mo fence="true" stretchy="false">)</mo>
            </mrow>
            <mi>C</mi>
          </mfrac>
        </mrow>
        <mo stretchy="false">=</mo>
        <mi>N</mi>
      </mrow>
      <mn>43</mn>
      <mi>°</mi>
      <mrow>
        <mi mathvariant="italic">XX</mi>
        <mo stretchy="false">⋅</mo>
        <mi mathvariant="italic">YYY</mi>
      </mrow>
    </mrow>
    <annotation encoding="StarMath 5.0">Lat = 3 times {( D^2 + E^2 + F^2 )} over {B} - {( A^2 + C^2+D+H+I )} over {C} = N 43 ° XX cdot YYY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24T21:42:23.163868235</meta:creation-date>
    <meta:generator>LibreOffice/4.2.7.2$Linux_X86_64 LibreOffice_project/420m0$Build-2</meta:generator>
  </office:meta>
</office:document-meta>
</file>